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9T10:20:47.588612642</meta:creation-date>
    <dc:date>2020-07-29T10:22:34.749877939</dc:date>
    <meta:editing-duration>PT1M49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Collabora_OfficeDev/6.4.10.2$Linux_X86_64 LibreOffice_project/1e96228637bd547636fb9084f938c1f822965c19</meta:generator>
  </office:meta>
</office:document-meta>
</file>